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19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146.1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348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XBee USB Dongl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Bill of Materia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ack Christensen Mar-20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ttps://github.com/JChristensen/xbee-us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Order Qty.</text:p>
          </table:table-cell>
          <table:table-cell table:style-name="ce3" office:value-type="string" calcext:value-type="string">
            <text:p>Mouser #</text:p>
          </table:table-cell>
          <table:table-cell table:style-name="ce3" office:value-type="string" calcext:value-type="string">
            <text:p>Mfr. #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mm hea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5-M22-7131042</text:p>
          </table:table-cell>
          <table:table-cell office:value-type="string" calcext:value-type="string">
            <text:p>M22-7131042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Headers &amp; Wire Housings 10 PIN SIL VERTICAL GOLD+TIN SOCKET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XB24CZ7WIT-004 (optional/or as desir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8-XB24CZ7WIT-004</text:p>
          </table:table-cell>
          <table:table-cell office:value-type="string" calcext:value-type="string">
            <text:p>XB24CZ7WIT-004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Zigbee / 802.15.4 Modules XBee ZB S2C TH Wire Antenna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805C103J5R</text:p>
          </table:table-cell>
          <table:table-cell office:value-type="string" calcext:value-type="string">
            <text:p>C0805C103J5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ultilayer Ceramic Capacitors MLCC - SMD/SMT 50volts 10000pF X7R 5%</text:p>
          </table:table-cell>
        </table:table-row>
        <table:table-row table:style-name="ro2">
          <table:table-cell office:value-type="string" calcext:value-type="string">
            <text:p>C2,3</text:p>
          </table:table-cell>
          <table:table-cell office:value-type="string" calcext:value-type="string">
            <text:p>47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3-CC805JRNPO9BN470</text:p>
          </table:table-cell>
          <table:table-cell office:value-type="string" calcext:value-type="string">
            <text:p>CC0805JRNPO9BN47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ultilayer Ceramic Capacitors MLCC - SMD/SMT 47pF 50V NPO 5%</text:p>
          </table:table-cell>
        </table:table-row>
        <table:table-row table:style-name="ro2">
          <table:table-cell office:value-type="string" calcext:value-type="string">
            <text:p>C4,5,9</text:p>
          </table:table-cell>
          <table:table-cell office:value-type="string" calcext:value-type="string">
            <text:p>100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-C0805C104K3R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ultilayer Ceramic Capacitors MLCC - SMD/SMT 25volts 0.1uF X7R 10%</text:p>
          </table:table-cell>
        </table:table-row>
        <table:table-row table:style-name="ro2">
          <table:table-cell office:value-type="string" calcext:value-type="string">
            <text:p>C6,7,8</text:p>
          </table:table-cell>
          <table:table-cell office:value-type="string" calcext:value-type="string">
            <text:p>4.7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3-EMK212ABJ475KG-T</text:p>
          </table:table-cell>
          <table:table-cell office:value-type="string" calcext:value-type="string">
            <text:p>EMK212ABJ475KG-T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Multilayer Ceramic Capacitors MLCC - SMD/SMT 4.7uF 16V X5R 10% 0805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ASSOC (Gree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Standard LEDs - SMD WL-SMCW SMDMono TpVw Waterclr 0805 Green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RSSI (R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4-AP2012SRCPRV</text:p>
          </table:table-cell>
          <table:table-cell office:value-type="string" calcext:value-type="string">
            <text:p>AP2012SRCPRV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Standard LEDs - SMD RED WATER CLEAR 0805</text:p>
          </table:table-cell>
        </table:table-row>
        <table:table-row table:style-name="ro2">
          <table:table-cell office:value-type="string" calcext:value-type="string">
            <text:p>D3,4</text:p>
          </table:table-cell>
          <table:table-cell office:value-type="string" calcext:value-type="string">
            <text:p>TX/RX (Yello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4-APT2012SYCK</text:p>
          </table:table-cell>
          <table:table-cell office:value-type="string" calcext:value-type="string">
            <text:p>APT2012SYC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Standard LEDs - SMD YELLOW WATER CLEAR</text:p>
          </table:table-cell>
        </table:table-row>
        <table:table-row table:style-name="ro2">
          <table:table-cell office:value-type="string" calcext:value-type="string">
            <text:p>JP1</text:p>
          </table:table-cell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UP2-AH-1-TH</text:p>
          </table:table-cell>
          <table:table-cell office:value-type="string" calcext:value-type="string">
            <text:p>UP2-AH-1-TH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USB Connectors USB 2.0 type A plug 4 pin Horizontal TH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Ferrite B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5-MI0805K400R-10</text:p>
          </table:table-cell>
          <table:table-cell office:value-type="string" calcext:value-type="string">
            <text:p>MI0805K400R-10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Ferrite Beads 40ohms 100MHz 1.5A Monolithic 0805 SMD</text:p>
          </table:table-cell>
        </table:table-row>
        <table:table-row table:style-name="ro2">
          <table:table-cell office:value-type="string" calcext:value-type="string">
            <text:p>R1,2</text:p>
          </table:table-cell>
          <table:table-cell office:value-type="string" calcext:value-type="string">
            <text:p>27Ω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3-RC0805FR-0727RL</text:p>
          </table:table-cell>
          <table:table-cell office:value-type="string" calcext:value-type="string">
            <text:p>RC0805FR-0727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27 OHM 1%</text:p>
          </table:table-cell>
        </table:table-row>
        <table:table-row table:style-name="ro2">
          <table:table-cell office:value-type="string" calcext:value-type="string">
            <text:p>R3-6</text:p>
          </table:table-cell>
          <table:table-cell office:value-type="string" calcext:value-type="string">
            <text:p>1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3-RC0805FR-071KL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1K OHM 1%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3-B3F-1022</text:p>
          </table:table-cell>
          <table:table-cell office:value-type="string" calcext:value-type="string">
            <text:p>B3F-1022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Tactile Switches 6X6 Flat 5mm Btn Force 150g w/out Grd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FT231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-FT231XS-R</text:p>
          </table:table-cell>
          <table:table-cell office:value-type="string" calcext:value-type="string">
            <text:p>FT231XS-R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USB Interface IC USB to Full Serial UART IC SSOP-20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P1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MCP1700T3302E/TT</text:p>
          </table:table-cell>
          <table:table-cell office:value-type="string" calcext:value-type="string">
            <text:p>MCP1700T-3302E/T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LDO Voltage Regulators 250mA Adj LDO 2%</text:p>
          </table:table-cell>
        </table:table-row>
      </table:table>
      <table:named-expressions/>
      <table:database-ranges>
        <table:database-range table:name="__Anonymous_Sheet_DB__0" table:target-range-address="bom.A6:bom.G2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4:48:24.656199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14:48:35.237580703</dc:date>
    <meta:editing-duration>PT46M9S</meta:editing-duration>
    <meta:editing-cycles>6</meta:editing-cycles>
    <meta:generator>LibreOffice/5.1.6.2$Linux_X86_64 LibreOffice_project/10m0$Build-2</meta:generator>
    <meta:document-statistic meta:table-count="1" meta:cell-count="123" meta:object-count="0"/>
  </office:meta>
</office:document-meta>
</file>